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Text_20_body">
      <style:text-properties officeooo:rsid="00079494" officeooo:paragraph-rsid="00079494"/>
    </style:style>
    <style:style style:name="P2" style:family="paragraph" style:parent-style-name="Text_20_body">
      <style:paragraph-properties fo:text-align="center" style:justify-single-word="false"/>
      <style:text-properties officeooo:paragraph-rsid="00079494"/>
    </style:style>
    <style:style style:name="P3" style:family="paragraph" style:parent-style-name="Text_20_body">
      <style:text-properties officeooo:paragraph-rsid="00079494"/>
    </style:style>
    <style:style style:name="P4" style:family="paragraph" style:parent-style-name="Text_20_body">
      <style:text-properties fo:font-style="normal" officeooo:rsid="000c018f" officeooo:paragraph-rsid="000c018f" style:font-style-asian="normal" style:font-style-complex="normal"/>
    </style:style>
    <style:style style:name="P5" style:family="paragraph" style:parent-style-name="Text_20_body">
      <style:text-properties fo:font-style="normal" officeooo:rsid="000cf36c" officeooo:paragraph-rsid="000cf36c" style:font-style-asian="normal" style:font-style-complex="normal"/>
    </style:style>
    <style:style style:name="P6" style:family="paragraph" style:parent-style-name="Text_20_body">
      <style:text-properties officeooo:paragraph-rsid="00079494"/>
    </style:style>
    <style:style style:name="P7" style:family="paragraph" style:parent-style-name="Text_20_body">
      <style:text-properties officeooo:paragraph-rsid="000cf36c"/>
    </style:style>
    <style:style style:name="P8" style:family="paragraph" style:parent-style-name="Text_20_body">
      <style:text-properties officeooo:paragraph-rsid="0010e6ac"/>
    </style:style>
    <style:style style:name="P9" style:family="paragraph" style:parent-style-name="Text_20_body">
      <style:paragraph-properties fo:text-align="center" style:justify-single-word="false"/>
      <style:text-properties officeooo:paragraph-rsid="00079494"/>
    </style:style>
    <style:style style:name="P10" style:family="paragraph" style:parent-style-name="Text_20_body">
      <style:paragraph-properties fo:text-align="start" style:justify-single-word="false"/>
      <style:text-properties officeooo:rsid="0014dc70" officeooo:paragraph-rsid="0014dc70"/>
    </style:style>
    <style:style style:name="P11" style:family="paragraph" style:parent-style-name="Heading_20_1">
      <style:paragraph-properties fo:text-align="center" style:justify-single-word="false"/>
      <style:text-properties officeooo:rsid="00079494" officeooo:paragraph-rsid="00079494"/>
    </style:style>
    <style:style style:name="P12" style:family="paragraph" style:parent-style-name="Heading_20_2">
      <style:paragraph-properties fo:text-align="center" style:justify-single-word="false"/>
      <style:text-properties officeooo:rsid="00079494" officeooo:paragraph-rsid="00079494"/>
    </style:style>
    <style:style style:name="P13" style:family="paragraph" style:parent-style-name="Heading_20_3">
      <style:paragraph-properties fo:text-align="center" style:justify-single-word="false"/>
      <style:text-properties officeooo:rsid="00079494" officeooo:paragraph-rsid="00079494"/>
    </style:style>
    <style:style style:name="P14" style:family="paragraph">
      <style:text-properties style:font-name="Liberation Mono" fo:font-size="9pt" style:font-size-asian="9pt" style:font-size-complex="9pt"/>
    </style:style>
    <style:style style:name="P15" style:family="paragraph">
      <loext:graphic-properties draw:fill="none" draw:fill-color="#ffffff"/>
      <style:text-properties style:font-name="Liberation Mono" fo:font-size="9pt" style:font-size-asian="9pt" style:font-size-complex="9pt"/>
    </style:style>
    <style:style style:name="T1" style:family="text">
      <style:text-properties officeooo:rsid="00079494"/>
    </style:style>
    <style:style style:name="T2" style:family="text">
      <style:text-properties fo:font-style="italic" style:font-style-asian="italic" style:font-style-complex="italic"/>
    </style:style>
    <style:style style:name="T3" style:family="text">
      <style:text-properties fo:font-style="italic" officeooo:rsid="000cf36c" style:font-style-asian="italic" style:font-style-complex="italic"/>
    </style:style>
    <style:style style:name="T4" style:family="text">
      <style:text-properties fo:font-style="italic" officeooo:rsid="0010e6ac" style:font-style-asian="italic" style:font-style-complex="italic"/>
    </style:style>
    <style:style style:name="T5" style:family="text">
      <style:text-properties fo:font-style="italic" officeooo:rsid="0012f94b"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cf36c" style:font-style-asian="normal" style:font-style-complex="normal"/>
    </style:style>
    <style:style style:name="T8" style:family="text">
      <style:text-properties fo:font-style="normal" officeooo:rsid="0010e6ac" style:font-style-asian="normal" style:font-style-complex="normal"/>
    </style:style>
    <style:style style:name="T9" style:family="text">
      <style:text-properties fo:font-style="normal" officeooo:rsid="0012f94b" style:font-style-asian="normal" style:font-style-complex="normal"/>
    </style:style>
    <style:style style:name="T10" style:family="text">
      <style:text-properties officeooo:rsid="000cf36c"/>
    </style:style>
    <style:style style:name="T11" style:family="text">
      <style:text-properties fo:color="#ffc600" style:font-name="Droid Sans Mono" fo:font-size="10.5pt" fo:font-style="italic" fo:font-weight="normal" fo:background-color="#193549" loext:char-shading-value="0" style:font-style-asian="italic" style:font-style-complex="italic"/>
    </style:style>
    <style:style style:name="T12" style:family="text">
      <style:text-properties fo:color="#ffc600" style:font-name="Droid Sans Mono" fo:font-size="10.5pt" fo:font-style="normal" fo:font-weight="normal" officeooo:rsid="0010e6ac" fo:background-color="#193549" loext:char-shading-value="0" style:font-style-asian="normal" style:font-style-complex="normal"/>
    </style:style>
    <style:style style:name="T13" style:family="text">
      <style:text-properties officeooo:rsid="0012f94b"/>
    </style:style>
    <style:style style:name="T14" style:family="text">
      <style:text-properties fo:color="#008000" style:font-name="Liberation Mono" fo:font-size="9pt" style:font-size-asian="9pt" style:font-size-complex="9pt"/>
    </style:style>
    <style:style style:name="T15" style:family="text">
      <style:text-properties fo:color="#000000" style:font-name="Liberation Mono" fo:font-size="9pt" style:font-size-asian="9pt" style:font-size-complex="9pt"/>
    </style:style>
    <style:style style:name="T16" style:family="text">
      <style:text-properties fo:color="#b00040" style:font-name="Liberation Mono" fo:font-size="9pt" style:font-size-asian="9pt" style:font-size-complex="9pt"/>
    </style:style>
    <style:style style:name="T17" style:family="text">
      <style:text-properties fo:color="#ba2121" style:font-name="Liberation Mono" fo:font-size="9pt" style:font-size-asian="9pt" style:font-size-complex="9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ge"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gr1" style:family="graphic">
      <style:graphic-properties draw:stroke="none" svg:stroke-color="#000000" draw:fill="none" draw:fill-color="#ffffff" fo:min-height="1.120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2.223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1.070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0.851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0.134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Payments API Design Document</text:h>
      <text:p text:style-name="P2"/>
      <text:h text:style-name="P13" text:outline-level="3">Author: Wojciech Gac</text:h>
      <text:p text:style-name="P2"/>
      <text:p text:style-name="P2"/>
      <text:h text:style-name="P12" text:outline-level="2">Overview</text:h>
      <text:p text:style-name="P3"/>
      <text:p text:style-name="P8"><text:span text:style-name="T1">The following documents describes a RESTful API solution for managing payments. The API operates on the concept of entity (a tangible representation of a single payment) and a set of operations on that entity, available to the user. The operations follow the standard pattern of CRUD (Create, Read, Update and Delete). In addition, there is also the aggregate view, suitable for listing all payments known to the system. Handling of the HTTP layer (requests, dispatching, return codes, etc.) has been delegated to the open-source library </text:span><text:span text:style-name="T4">mux</text:span><text:span text:style-name="T8"> (available at: </text:span><text:span text:style-name="T12">github.com/gorilla/mux</text:span><text:span text:style-name="T4"> </text:span><text:span text:style-name="T8">).</text:span></text:p>
      <text:h text:style-name="P12" text:outline-level="2">Data Model</text:h>
      <text:p text:style-name="P3"/>
      <text:p text:style-name="P1">The central data structure of the payment model is the <text:span text:style-name="T2">Payment</text:span><text:span text:style-name="T6"> structure, whose definition in Go is presented below:</text:span></text:p>
      <text:p text:style-name="P4"><draw:frame draw:style-name="fr1" draw:name="Frame2" text:anchor-type="paragraph" svg:y="0.0098in" svg:width="8.2161in" draw:z-index="0"><draw:text-box fo:min-height="1.1217in"><text:p text:style-name="Figure"><draw:frame text:anchor-type="paragraph" draw:z-index="1" draw:name="Shape1" draw:style-name="gr1" draw:text-style-name="P15" svg:width="8.2157in" svg:height="1.1213in" svg:x="0in" svg:y="0in"><draw:text-box><text:p text:style-name="P14"><text:span text:style-name="T14">type</text:span><text:span text:style-name="T15"> Payment </text:span><text:span text:style-name="T14">struct</text:span><text:span text:style-name="T15"> {</text:span></text:p><text:p text:style-name="P14"><text:span text:style-name="T15"><text:tab/></text:span><text:span text:style-name="T15">Type <text:s text:c="10"/></text:span><text:span text:style-name="T16">string</text:span><text:span text:style-name="T15"> <text:s text:c="7"/></text:span><text:span text:style-name="T17">`bson:"type" json:"type"`</text:span></text:p><text:p text:style-name="P14"><text:span text:style-name="T15"><text:tab/></text:span><text:span text:style-name="T15">ID <text:s text:c="12"/>bson.ObjectId </text:span><text:span text:style-name="T17">`bson:"_id" json:"id"`</text:span></text:p><text:p text:style-name="P14"><text:span text:style-name="T15"><text:tab/></text:span><text:span text:style-name="T15">Version <text:s text:c="7"/></text:span><text:span text:style-name="T16">int</text:span><text:span text:style-name="T15"> <text:s text:c="10"/></text:span><text:span text:style-name="T17">`bson:"version" json:"version"`</text:span></text:p><text:p text:style-name="P14"><text:span text:style-name="T15"><text:tab/></text:span><text:span text:style-name="T15">OrganisationID </text:span><text:span text:style-name="T16">string</text:span><text:span text:style-name="T15"> <text:s text:c="7"/></text:span><text:span text:style-name="T17">`bson:"organisation_id" json:"organisation_id"`</text:span></text:p><text:p text:style-name="P14"><text:span text:style-name="T15"><text:tab/></text:span><text:span text:style-name="T15">Attributes <text:s text:c="4"/>Attributes <text:s text:c="3"/></text:span><text:span text:style-name="T17">`bson:"attributes" json:"attributes"`</text:span></text:p><text:p text:style-name="P14"><text:span text:style-name="T15">}</text:span></text:p></draw:text-box></draw:frame>Figure <text:sequence text:ref-name="refFigure1" text:name="Figure" text:formula="ooow:Figure+1" style:num-format="1">1</text:sequence>: Payment data structure</text:p></draw:text-box></draw:frame>As can be seen, the Go tagging feature has been used to establish correspondence between structure fields and both JSON and BSON (as required by MongoDB, viz. Persistence Layer) field names. This will help considerably both with serializing/deserializing the data structures for use in HTTP requests and with translating the structures to comply with the requirements of MongoDB. The <text:span text:style-name="T2">Payment </text:span>structure includes a reference to another structure – <text:span text:style-name="T2">Attributes</text:span>, described below. Splitting the entity description into multiple nested structures increases modularity and readability of the model.</text:p>
      <text:p text:style-name="P5"><draw:frame draw:style-name="fr1" draw:name="Frame1" text:anchor-type="paragraph" svg:y="0.0098in" svg:width="8.2756in" draw:z-index="2"><draw:text-box fo:min-height="2.8346in"><text:p text:style-name="Figure"><draw:frame text:anchor-type="paragraph" draw:z-index="3" draw:name="Shape1" draw:style-name="gr2" draw:text-style-name="P15" svg:width="8.2752in" svg:height="2.8343in" svg:x="0in" svg:y="0in"><draw:text-box><text:p text:style-name="P14"><text:span text:style-name="T14">type</text:span><text:span text:style-name="T15"> Attributes </text:span><text:span text:style-name="T14">struct</text:span><text:span text:style-name="T15"> {</text:span></text:p><text:p text:style-name="P14"><text:span text:style-name="T15"><text:tab/></text:span><text:span text:style-name="T15">Amount <text:s text:c="14"/></text:span><text:span text:style-name="T16">string</text:span><text:span text:style-name="T15"> <text:s text:c="12"/></text:span><text:span text:style-name="T17">`bson:"amount" json:"amount"`</text:span></text:p><text:p text:style-name="P14"><text:span text:style-name="T15"><text:tab/></text:span><text:span text:style-name="T15">BeneficiaryParty <text:s text:c="4"/>Party <text:s text:c="13"/></text:span><text:span text:style-name="T17">`bson:"beneficiary_party" json:"beneficiary_party"`</text:span></text:p><text:p text:style-name="P14"><text:span text:style-name="T15"><text:tab/></text:span><text:span text:style-name="T15">ChargesInformation <text:s text:c="2"/>ChargesInformation </text:span><text:span text:style-name="T17">`bson:"charges_information" json:"charges_information"`</text:span></text:p><text:p text:style-name="P14"><text:span text:style-name="T15"><text:tab/></text:span><text:span text:style-name="T15">Currency <text:s text:c="12"/></text:span><text:span text:style-name="T16">string</text:span><text:span text:style-name="T15"> <text:s text:c="12"/></text:span><text:span text:style-name="T17">`bson:"currency" json:"currency"`</text:span></text:p><text:p text:style-name="P14"><text:span text:style-name="T15"><text:tab/></text:span><text:span text:style-name="T15">DebtorParty <text:s text:c="9"/>Party <text:s text:c="13"/></text:span><text:span text:style-name="T17">`bson:"debtor_party" json:"debtor_party"`</text:span></text:p><text:p text:style-name="P14"><text:span text:style-name="T15"><text:tab/></text:span><text:span text:style-name="T15">EndToEndReference <text:s text:c="3"/></text:span><text:span text:style-name="T16">string</text:span><text:span text:style-name="T15"> <text:s text:c="12"/></text:span><text:span text:style-name="T17">`bson:"end_to_end_reference" json:"end_to_end_reference"`</text:span></text:p><text:p text:style-name="P14"><text:span text:style-name="T15"><text:tab/></text:span><text:span text:style-name="T15">Fx <text:s text:c="18"/>Fx <text:s text:c="16"/></text:span><text:span text:style-name="T17">`bson:"fx" json:"fx"`</text:span></text:p><text:p text:style-name="P14"><text:span text:style-name="T15"><text:tab/></text:span><text:span text:style-name="T15">NumericReference <text:s text:c="4"/></text:span><text:span text:style-name="T16">string</text:span><text:span text:style-name="T15"> <text:s text:c="12"/></text:span><text:span text:style-name="T17">`bson:"numeric_reference" json:"numeric_reference"`</text:span></text:p><text:p text:style-name="P14"><text:span text:style-name="T15"><text:tab/></text:span><text:span text:style-name="T15">PaymentID <text:s text:c="11"/></text:span><text:span text:style-name="T16">string</text:span><text:span text:style-name="T15"> <text:s text:c="12"/></text:span><text:span text:style-name="T17">`bson:"payment_id" json:"payment_id"`</text:span></text:p><text:p text:style-name="P14"><text:span text:style-name="T15"><text:tab/></text:span><text:span text:style-name="T15">PaymentPurpose <text:s text:c="6"/></text:span><text:span text:style-name="T16">string</text:span><text:span text:style-name="T15"> <text:s text:c="12"/></text:span><text:span text:style-name="T17">`bson:"payment_purpose" json:"payment_purpose"`</text:span></text:p><text:p text:style-name="P14"><text:span text:style-name="T15"><text:tab/></text:span><text:span text:style-name="T15">PaymentScheme <text:s text:c="7"/></text:span><text:span text:style-name="T16">string</text:span><text:span text:style-name="T15"> <text:s text:c="12"/></text:span><text:span text:style-name="T17">`bson:"payment_scheme" json:"payment_scheme"`</text:span></text:p><text:p text:style-name="P14"><text:span text:style-name="T15"><text:tab/></text:span><text:span text:style-name="T15">PaymentType <text:s text:c="9"/></text:span><text:span text:style-name="T16">string</text:span><text:span text:style-name="T15"> <text:s text:c="12"/></text:span><text:span text:style-name="T17">`bson:"payment_type" json:"payment_type"`</text:span></text:p><text:p text:style-name="P14"><text:span text:style-name="T15"><text:tab/></text:span><text:span text:style-name="T15">ProcessingDate <text:s text:c="6"/></text:span><text:span text:style-name="T16">string</text:span><text:span text:style-name="T15"> <text:s text:c="12"/></text:span><text:span text:style-name="T17">`bson:"processing_date" json:"processing_date"`</text:span></text:p><text:p text:style-name="P14"><text:span text:style-name="T15"><text:tab/></text:span><text:span text:style-name="T15">Reference <text:s text:c="11"/></text:span><text:span text:style-name="T16">string</text:span><text:span text:style-name="T15"> <text:s text:c="12"/></text:span><text:span text:style-name="T17">`bson:"reference" json:"reference"`</text:span></text:p><text:p text:style-name="P14"><text:span text:style-name="T15"><text:tab/></text:span><text:span text:style-name="T15">SchemePaymentSubType </text:span><text:span text:style-name="T16">string</text:span><text:span text:style-name="T15"> <text:s text:c="12"/></text:span><text:span text:style-name="T17">`bson:"scheme_payment_sub_type" json:"scheme_payment_sub_type"`</text:span></text:p><text:p text:style-name="P14"><text:span text:style-name="T15"><text:tab/></text:span><text:span text:style-name="T15">SchemePaymentType <text:s text:c="3"/></text:span><text:span text:style-name="T16">string</text:span><text:span text:style-name="T15"> <text:s text:c="12"/></text:span><text:span text:style-name="T17">`bson:"scheme_payment_type" json:"scheme_payment_type"`</text:span></text:p><text:p text:style-name="P14"><text:span text:style-name="T15"><text:tab/></text:span><text:span text:style-name="T15">SponsorParty <text:s text:c="8"/>Party <text:s text:c="13"/></text:span><text:span text:style-name="T17">`bson:"sponsor_party" json:"sponsor_party"`</text:span></text:p><text:p text:style-name="P14"><text:span text:style-name="T15">}</text:span></text:p><text:p text:style-name="P14"><text:span text:style-name="T15"/></text:p></draw:text-box></draw:frame>Figure <text:sequence text:ref-name="refFigure0" text:name="Figure" text:formula="ooow:Figure+1" style:num-format="1">2</text:sequence>: Attributes data structure</text:p></draw:text-box></draw:frame><text:soft-page-break/>Below are the remaining data structures, serving similar goals of modularity.</text:p>
      <text:p text:style-name="P5"><draw:frame draw:style-name="fr2" draw:name="Frame3" text:anchor-type="paragraph" svg:width="8.2756in" draw:z-index="4"><draw:text-box fo:min-height="1.4181in"><text:p text:style-name="Figure"><draw:frame text:anchor-type="paragraph" draw:z-index="5" draw:name="Shape1" draw:style-name="gr3" draw:text-style-name="P15" svg:width="8.2752in" svg:height="1.4177in" svg:x="0in" svg:y="0in"><draw:text-box><text:p text:style-name="P14"><text:span text:style-name="T14">type</text:span><text:span text:style-name="T15"> Party </text:span><text:span text:style-name="T14">struct</text:span><text:span text:style-name="T15"> {</text:span></text:p><text:p text:style-name="P14"><text:span text:style-name="T15"><text:tab/></text:span><text:span text:style-name="T15">AccountName <text:s text:c="6"/></text:span><text:span text:style-name="T16">string</text:span><text:span text:style-name="T15"> </text:span><text:span text:style-name="T17">`bson:"account_name" json:"account_name"`</text:span></text:p><text:p text:style-name="P14"><text:span text:style-name="T15"><text:tab/></text:span><text:span text:style-name="T15">AccountNumber <text:s text:c="4"/></text:span><text:span text:style-name="T16">string</text:span><text:span text:style-name="T15"> </text:span><text:span text:style-name="T17">`bson:"account_number" json:"account_number"`</text:span></text:p><text:p text:style-name="P14"><text:span text:style-name="T15"><text:tab/></text:span><text:span text:style-name="T15">AccountNumberCode </text:span><text:span text:style-name="T16">string</text:span><text:span text:style-name="T15"> </text:span><text:span text:style-name="T17">`bson:"account_number_code" json:"account_number_code"`</text:span></text:p><text:p text:style-name="P14"><text:span text:style-name="T15"><text:tab/></text:span><text:span text:style-name="T15">AccountType <text:s text:c="6"/></text:span><text:span text:style-name="T16">int</text:span><text:span text:style-name="T15"> <text:s text:c="3"/></text:span><text:span text:style-name="T17">`bson:"account_type" json:"account_type"`</text:span></text:p><text:p text:style-name="P14"><text:span text:style-name="T15"><text:tab/></text:span><text:span text:style-name="T15">Address <text:s text:c="10"/></text:span><text:span text:style-name="T16">string</text:span><text:span text:style-name="T15"> </text:span><text:span text:style-name="T17">`bson:"address" json:"address"`</text:span></text:p><text:p text:style-name="P14"><text:span text:style-name="T15"><text:tab/></text:span><text:span text:style-name="T15">BankID <text:s text:c="11"/></text:span><text:span text:style-name="T16">string</text:span><text:span text:style-name="T15"> </text:span><text:span text:style-name="T17">`bson:"bank_id" json:"bank_id"`</text:span></text:p><text:p text:style-name="P14"><text:span text:style-name="T15"><text:tab/></text:span><text:span text:style-name="T15">BankIDCode <text:s text:c="7"/></text:span><text:span text:style-name="T16">string</text:span><text:span text:style-name="T15"> </text:span><text:span text:style-name="T17">`bson:"bank_id_code" json:"bank_id_code"`</text:span></text:p><text:p text:style-name="P14"><text:span text:style-name="T15"><text:tab/></text:span><text:span text:style-name="T15">Name <text:s text:c="13"/></text:span><text:span text:style-name="T16">string</text:span><text:span text:style-name="T15"> </text:span><text:span text:style-name="T17">`bson:"name" json:"name"`</text:span></text:p><text:p text:style-name="P14"><text:span text:style-name="T15">}</text:span></text:p></draw:text-box></draw:frame>Figure <text:sequence text:ref-name="refFigure2" text:name="Figure" text:formula="ooow:Figure+1" style:num-format="1">3</text:sequence>: Party data structure</text:p></draw:text-box></draw:frame><draw:frame text:anchor-type="paragraph" draw:z-index="6" draw:name="Shape1" draw:style-name="gr3" draw:text-style-name="P15" svg:width="8.2752in" svg:height="1.4177in" svg:x="-0.6752in" svg:y="0in"><draw:text-box><text:p text:style-name="P14"><text:span text:style-name="T14">type</text:span><text:span text:style-name="T15"> Party </text:span><text:span text:style-name="T14">struct</text:span><text:span text:style-name="T15"> {</text:span></text:p><text:p text:style-name="P14"><text:span text:style-name="T15"><text:tab/></text:span><text:span text:style-name="T15">AccountName <text:s text:c="6"/></text:span><text:span text:style-name="T16">string</text:span><text:span text:style-name="T15"> </text:span><text:span text:style-name="T17">`bson:"account_name" json:"account_name"`</text:span></text:p><text:p text:style-name="P14"><text:span text:style-name="T15"><text:tab/></text:span><text:span text:style-name="T15">AccountNumber <text:s text:c="4"/></text:span><text:span text:style-name="T16">string</text:span><text:span text:style-name="T15"> </text:span><text:span text:style-name="T17">`bson:"account_number" json:"account_number"`</text:span></text:p><text:p text:style-name="P14"><text:span text:style-name="T15"><text:tab/></text:span><text:span text:style-name="T15">AccountNumberCode </text:span><text:span text:style-name="T16">string</text:span><text:span text:style-name="T15"> </text:span><text:span text:style-name="T17">`bson:"account_number_code" json:"account_number_code"`</text:span></text:p><text:p text:style-name="P14"><text:span text:style-name="T15"><text:tab/></text:span><text:span text:style-name="T15">AccountType <text:s text:c="6"/></text:span><text:span text:style-name="T16">int</text:span><text:span text:style-name="T15"> <text:s text:c="3"/></text:span><text:span text:style-name="T17">`bson:"account_type" json:"account_type"`</text:span></text:p><text:p text:style-name="P14"><text:span text:style-name="T15"><text:tab/></text:span><text:span text:style-name="T15">Address <text:s text:c="10"/></text:span><text:span text:style-name="T16">string</text:span><text:span text:style-name="T15"> </text:span><text:span text:style-name="T17">`bson:"address" json:"address"`</text:span></text:p><text:p text:style-name="P14"><text:span text:style-name="T15"><text:tab/></text:span><text:span text:style-name="T15">BankID <text:s text:c="11"/></text:span><text:span text:style-name="T16">string</text:span><text:span text:style-name="T15"> </text:span><text:span text:style-name="T17">`bson:"bank_id" json:"bank_id"`</text:span></text:p><text:p text:style-name="P14"><text:span text:style-name="T15"><text:tab/></text:span><text:span text:style-name="T15">BankIDCode <text:s text:c="7"/></text:span><text:span text:style-name="T16">string</text:span><text:span text:style-name="T15"> </text:span><text:span text:style-name="T17">`bson:"bank_id_code" json:"bank_id_code"`</text:span></text:p><text:p text:style-name="P14"><text:span text:style-name="T15"><text:tab/></text:span><text:span text:style-name="T15">Name <text:s text:c="13"/></text:span><text:span text:style-name="T16">string</text:span><text:span text:style-name="T15"> </text:span><text:span text:style-name="T17">`bson:"name" json:"name"`</text:span></text:p><text:p text:style-name="P14"><text:span text:style-name="T15">}</text:span></text:p></draw:text-box></draw:frame></text:p>
      <text:p text:style-name="P5"><draw:frame draw:style-name="fr2" draw:name="Frame4" text:anchor-type="paragraph" svg:width="8.2756in" draw:z-index="7"><draw:text-box fo:min-height="0.852in"><text:p text:style-name="Figure"><draw:frame text:anchor-type="paragraph" draw:z-index="8" draw:name="Shape1" draw:style-name="gr4" draw:text-style-name="P15" svg:width="8.2752in" svg:height="0.8516in" svg:x="0in" svg:y="0in"><draw:text-box><text:p text:style-name="P14"><text:span text:style-name="T14">type</text:span><text:span text:style-name="T15"> Fx </text:span><text:span text:style-name="T14">struct</text:span><text:span text:style-name="T15"> {</text:span></text:p><text:p text:style-name="P14"><text:span text:style-name="T15"><text:tab/></text:span><text:span text:style-name="T15">ContractReference </text:span><text:span text:style-name="T16">string</text:span><text:span text:style-name="T15"> </text:span><text:span text:style-name="T17">`bson:"contract_reference" json:"contract_reference"`</text:span></text:p><text:p text:style-name="P14"><text:span text:style-name="T15"><text:tab/></text:span><text:span text:style-name="T15">ExchangeRate <text:s text:c="5"/></text:span><text:span text:style-name="T16">string</text:span><text:span text:style-name="T15"> </text:span><text:span text:style-name="T17">`bson:"exchange_rate" json:"exchange_rate"`</text:span></text:p><text:p text:style-name="P14"><text:span text:style-name="T15"><text:tab/></text:span><text:span text:style-name="T15">OriginalAmount <text:s text:c="3"/></text:span><text:span text:style-name="T16">string</text:span><text:span text:style-name="T15"> </text:span><text:span text:style-name="T17">`bson:"original_amount" json:"original_amount"`</text:span></text:p><text:p text:style-name="P14"><text:span text:style-name="T15"><text:tab/></text:span><text:span text:style-name="T15">OriginalCurrency <text:s/></text:span><text:span text:style-name="T16">string</text:span><text:span text:style-name="T15"> </text:span><text:span text:style-name="T17">`bson:"original_currency" json:"original_currency"`</text:span></text:p><text:p text:style-name="P14"><text:span text:style-name="T15">}</text:span></text:p></draw:text-box></draw:frame>Figure <text:sequence text:ref-name="refFigure3" text:name="Figure" text:formula="ooow:Figure+1" style:num-format="1">4</text:sequence>: Fx data structure</text:p></draw:text-box></draw:frame></text:p>
      <text:p text:style-name="P5"><draw:frame draw:style-name="fr2" draw:name="Frame5" text:anchor-type="paragraph" svg:width="8.2756in" draw:z-index="9"><draw:text-box fo:min-height="0.852in"><text:p text:style-name="Figure"><draw:frame text:anchor-type="paragraph" draw:z-index="10" draw:name="Shape1" draw:style-name="gr4" draw:text-style-name="P15" svg:width="8.2752in" svg:height="0.8516in" svg:x="0in" svg:y="0in"><draw:text-box><text:p text:style-name="P14"><text:span text:style-name="T14">type</text:span><text:span text:style-name="T15"> ChargesInformation </text:span><text:span text:style-name="T14">struct</text:span><text:span text:style-name="T15"> {</text:span></text:p><text:p text:style-name="P14"><text:span text:style-name="T15"><text:tab/></text:span><text:span text:style-name="T15">BearerCode <text:s text:c="13"/></text:span><text:span text:style-name="T16">string</text:span><text:span text:style-name="T15"> <text:s text:c="2"/></text:span><text:span text:style-name="T17">`bson:"bearer_code" json:"bearer_code"`</text:span></text:p><text:p text:style-name="P14"><text:span text:style-name="T15"><text:tab/></text:span><text:span text:style-name="T15">SenderCharges <text:s text:c="10"/>[]Charge </text:span><text:span text:style-name="T17">`bson:"sender_charges" json:"sender_charges"`</text:span></text:p><text:p text:style-name="P14"><text:span text:style-name="T15"><text:tab/></text:span><text:span text:style-name="T15">ReceiverChargesAmount <text:s text:c="2"/></text:span><text:span text:style-name="T16">string</text:span><text:span text:style-name="T15"> <text:s text:c="2"/></text:span><text:span text:style-name="T17">`bson:"receiver_charges_amount" json:"receiver_charges_amount"`</text:span></text:p><text:p text:style-name="P14"><text:span text:style-name="T15"><text:tab/></text:span><text:span text:style-name="T15">ReceiverChargesCurrency </text:span><text:span text:style-name="T16">string</text:span><text:span text:style-name="T15"> <text:s text:c="2"/></text:span><text:span text:style-name="T17">`bson:"receiver_charges_currency" json:"receiver_charges_currency"`</text:span></text:p><text:p text:style-name="P14"><text:span text:style-name="T15">}</text:span></text:p></draw:text-box></draw:frame>Figure <text:sequence text:ref-name="refFigure4" text:name="Figure" text:formula="ooow:Figure+1" style:num-format="1">5</text:sequence>: ChargesInformation data structure</text:p></draw:text-box></draw:frame></text:p>
      <text:p text:style-name="P5"><draw:frame draw:style-name="fr2" draw:name="Frame6" text:anchor-type="paragraph" svg:width="8.2756in" draw:z-index="11"><draw:text-box fo:min-height="0.5681in"><text:p text:style-name="Figure"><draw:frame text:anchor-type="paragraph" draw:z-index="12" draw:name="Shape1" draw:style-name="gr5" draw:text-style-name="P15" svg:width="8.2752in" svg:height="0.5677in" svg:x="0in" svg:y="0in"><draw:text-box><text:p text:style-name="P14"><text:span text:style-name="T14">type</text:span><text:span text:style-name="T15"> Charge </text:span><text:span text:style-name="T14">struct</text:span><text:span text:style-name="T15"> {</text:span></text:p><text:p text:style-name="P14"><text:span text:style-name="T15"><text:tab/></text:span><text:span text:style-name="T15">Amount <text:s/></text:span><text:span text:style-name="T16">string</text:span><text:span text:style-name="T15"> </text:span><text:span text:style-name="T17">`bson:"amount" json:"amount"`</text:span></text:p><text:p text:style-name="P14"><text:span text:style-name="T15"><text:tab/></text:span><text:span text:style-name="T15">Curency </text:span><text:span text:style-name="T16">string</text:span><text:span text:style-name="T15"> </text:span><text:span text:style-name="T17">`bson:"currency" json:"currency"`</text:span></text:p><text:p text:style-name="P14"><text:span text:style-name="T15">}</text:span></text:p></draw:text-box></draw:frame>Figure <text:sequence text:ref-name="refFigure5" text:name="Figure" text:formula="ooow:Figure+1" style:num-format="1">6</text:sequence>: Charge data structure</text:p></draw:text-box></draw:frame></text:p>
      <text:h text:style-name="P12" text:outline-level="2"><text:soft-page-break/>Persistence Layer</text:h>
      <text:p text:style-name="P3"/>
      <text:p text:style-name="P7"><text:span text:style-name="T10">MongoDB has been chosen as persistence layer for the API, chiefly due to the nature of typical usage scenario, i.e. whole-document retrieval or bulk retrieval, for which it is particularly well-suited. In addition, its schema-less character simplifies future modifications to the data model, as it only needs to be done in one place. The API uses the community-developed fork of the </text:span><text:span text:style-name="T3">mgo </text:span><text:span text:style-name="T7">library for integration with MongoDB (available at: </text:span><text:span text:style-name="T11">github.com/globalsign/mgo</text:span> ). <text:span text:style-name="T13">The abstraction layer over MongoDB operations is relatively thin, consisting mostly of calls to the </text:span><text:span text:style-name="T5">mgo</text:span><text:span text:style-name="T9"> library and error handling.</text:span></text:p>
      <text:h text:style-name="P12" text:outline-level="2">Testing</text:h>
      <text:p text:style-name="P2"/>
      <text:p text:style-name="P10">The approach taken with respect to testing the API has been that of going through the entire life cycle of a payment entity, i.e. creation, retrieval, modification and deletion. The test suite used to that end starts by creating a test-only database in MongoDB and carrying out all the modifications there to avoid collisions with user-provided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6:15:38.610038899</meta:creation-date>
    <dc:date>2019-06-01T18:30:15.420082149</dc:date>
    <meta:editing-duration>PT1H39M40S</meta:editing-duration>
    <meta:editing-cycles>10</meta:editing-cycles>
    <meta:generator>LibreOffice/6.2.3.2$Linux_X86_64 LibreOffice_project/20$Build-2</meta:generator>
    <meta:document-statistic meta:table-count="0" meta:image-count="0" meta:object-count="0" meta:page-count="3" meta:paragraph-count="18" meta:word-count="396" meta:character-count="2602" meta:non-whitespace-character-count="2223"/>
  </office:meta>
</office:document-meta>
</file>